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1.049cm"/>
    </style:style>
    <style:style style:name="co3" style:family="table-column">
      <style:table-column-properties fo:break-before="auto" style:column-width="6.165cm"/>
    </style:style>
    <style:style style:name="co4" style:family="table-column">
      <style:table-column-properties fo:break-before="auto" style:column-width="20.67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99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9999"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3399ff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9999" fo:border="0.002cm solid #000000"/>
    </style:style>
    <style:style style:name="ce6" style:family="table-cell" style:parent-style-name="Default">
      <style:table-cell-properties fo:background-color="#ff9999" fo:wrap-option="wrap" fo:border="0.002cm solid #000000"/>
    </style:style>
    <style:style style:name="ce7" style:family="table-cell" style:parent-style-name="Default">
      <style:table-cell-properties fo:background-color="#ff9999" style:text-align-source="fix" style:repeat-content="false" fo:border="0.002cm solid #000000"/>
      <style:paragraph-properties fo:text-align="start" fo:margin-left="0cm"/>
    </style:style>
    <style:style style:name="ce8" style:family="table-cell" style:parent-style-name="Default">
      <style:table-cell-properties fo:background-color="#ffff99" fo:border="0.002cm solid #000000"/>
    </style:style>
    <style:style style:name="ce9" style:family="table-cell" style:parent-style-name="Default">
      <style:table-cell-properties fo:background-color="#3399ff"/>
      <style:text-properties fo:font-weight="bold" style:font-weight-asian="bold" style:font-weight-complex="bold"/>
    </style:style>
  </office:automatic-styles>
  <office:body>
    <office:spreadsheet>
      <table:table table:name="Xaxis User" table:style-name="ta1" table:print="false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>
            <text:p>Sr No.</text:p>
          </table:table-cell>
          <table:table-cell table:style-name="ce4" office:value-type="string">
            <text:p>Test Case</text:p>
          </table:table-cell>
          <table:table-cell table:style-name="ce4" office:value-type="string">
            <text:p>Test Record</text:p>
          </table:table-cell>
          <table:table-cell table:style-name="ce4" office:value-type="string">
            <text:p>Issues Found</text:p>
          </table:table-cell>
          <table:table-cell table:style-name="ce9" table:number-columns-repeated="1020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office:value-type="string">
            <text:p>Edit Existing Agency User on Agency User Dashboard</text:p>
          </table:table-cell>
          <table:table-cell table:style-name="ce5" office:value-type="string">
            <text:p>TestQA 123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5" office:value-type="string">
            <text:p>Creation of new Agency User</text:p>
          </table:table-cell>
          <table:table-cell table:style-name="ce5" office:value-type="string">
            <text:p>TestQA 123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5" office:value-type="string">
            <text:p>Edit Existing Xaxis User on Xaxis User Dashboard</text:p>
          </table:table-cell>
          <table:table-cell table:style-name="ce5" office:value-type="string">
            <text:p>Testing_QA Xaxis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5" office:value-type="string">
            <text:p>Creation of new Agency User</text:p>
          </table:table-cell>
          <table:table-cell table:style-name="ce5" office:value-type="string">
            <text:p>TestQA Xaxis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5" office:value-type="string">
            <text:p>Creation of new Client on Manage Client Dashboard</text:p>
          </table:table-cell>
          <table:table-cell table:style-name="ce5" office:value-type="string">
            <text:p>TestClient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5" office:value-type="string">
            <text:p>Validation of Dashboard elements (Xaxis User)</text:p>
          </table:table-cell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5" office:value-type="string">
            <text:p>View existing Submitted Campaign</text:p>
          </table:table-cell>
          <table:table-cell table:style-name="ce5" office:value-type="string">
            <text:p>Auto_CampName_20160715234707 </text:p>
          </table:table-cell>
          <table:table-cell table:style-name="ce8" office:value-type="string">
            <text:p>The Status when Viewing changes from "Viewing" to "V" when we click on Manage Campaign Tab and then on Version Number</text:p>
          </table:table-cell>
          <table:table-cell table:number-columns-repeated="1020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5" office:value-type="string">
            <text:p>Accept existing Submitted Campaign</text:p>
          </table:table-cell>
          <table:table-cell table:style-name="ce5" office:value-type="string">
            <text:p>Auto_CampName_20160715231403 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5" office:value-type="string">
            <text:p>Decline existing Submitted Campaign</text:p>
          </table:table-cell>
          <table:table-cell table:style-name="ce5" office:value-type="string">
            <text:p>Auto_CampName_20160715223626 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5" office:value-type="string">
            <text:p>Change existing Submitted Campaign</text:p>
          </table:table-cell>
          <table:table-cell table:style-name="ce5" office:value-type="string">
            <text:p>Auto_CampName_20160715222956 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5" office:value-type="string">
            <text:p>Verify mail notifications are sent to associated recipients</text:p>
          </table:table-cell>
          <table:table-cell table:style-name="ce5" office:value-type="string">
            <text:p>qaxaxisad@mailinator.com </text:p>
          </table:table-cell>
          <table:table-cell table:style-name="ce8"/>
          <table:table-cell table:number-columns-repeated="1020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6" office:value-type="string">
            <text:p>Verify Manage Campaign Tab elements and proper updation of logs,remarks,version and attachments</text:p>
          </table:table-cell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5" office:value-type="string">
            <text:p>Verify pagination on under each tab</text:p>
          </table:table-cell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5" office:value-type="string">
            <text:p>Verify User Profile</text:p>
          </table:table-cell>
          <table:table-cell table:style-name="ce5"/>
          <table:table-cell table:style-name="ce8"/>
          <table:table-cell table:number-columns-repeated="1020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5" office:value-type="string">
            <text:p>Verify Delete existing Brand</text:p>
          </table:table-cell>
          <table:table-cell table:style-name="ce5" office:value-type="string">
            <text:p>QA_demo_brand_0407 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7" office:value-type="string">
            <text:p>Verify Delete existing Brand</text:p>
          </table:table-cell>
          <table:table-cell table:style-name="ce7" office:value-type="string">
            <text:p>QA_demo_0407 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7" office:value-type="string">
            <text:p>Creation of new Brand</text:p>
          </table:table-cell>
          <table:table-cell table:style-name="ce2"/>
          <table:table-cell table:style-name="ce8" office:value-type="string">
            <text:p>Error while processing request </text:p>
          </table:table-cell>
          <table:table-cell table:number-columns-repeated="102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6">26/07/2016</text:date>, <text:time>20:56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M50S</meta:editing-duration>
    <meta:editing-cycles>5</meta:editing-cycles>
    <meta:generator>OpenOffice/4.0.1$Win32 OpenOffice.org_project/401m5$Build-9714</meta:generator>
    <dc:date>2016-07-26T20:56:54.11</dc:date>
    <meta:document-statistic meta:table-count="3" meta:cell-count="52" meta:object-count="0"/>
    <meta:user-defined meta:name="Info 1"/>
    <meta:user-defined meta:name="Info 2"/>
    <meta:user-defined meta:name="Info 3"/>
    <meta:user-defined meta:name="Info 4"/>
  </office:meta>
</office:document-meta>
</file>